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objectwithoutfill">
      <style:graphic-properties draw:stroke="dash" draw:stroke-dash="Ultrafine_20_Dashed" svg:stroke-width="0.1cm" svg:stroke-color="#cfe7e5" draw:marker-start-width="0.35cm" draw:marker-end="Arrow" draw:marker-end-width="0.4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ff66" draw:textarea-horizontal-align="justify" draw:textarea-vertical-align="middle" draw:auto-grow-height="false"/>
    </style:style>
    <style:style style:name="gr6" style:family="graphic" style:parent-style-name="objectwithoutfill">
      <style:graphic-properties svg:stroke-width="0.2cm" svg:stroke-color="#008000" draw:marker-start-width="0.5cm" draw:marker-end="Arrow" draw:marker-end-width="0.6cm" draw:fill="none" draw:textarea-vertical-align="middle" fo:padding-top="0.225cm" fo:padding-bottom="0.225cm" fo:padding-left="0.35cm" fo:padding-right="0.3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ffff66"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20pt" style:font-size-asian="20pt" style:font-size-complex="20pt"/>
    </style:style>
    <style:style style:name="P3" style:family="paragraph">
      <style:paragraph-properties fo:text-align="center"/>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xml:id="id1" draw:id="id1" draw:layer="layout" svg:width="5cm" svg:height="2.4cm" svg:x="3.3cm" svg:y="0.3cm">
          <text:p text:style-name="P1">rai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type="curve" svg:x1="5.8cm" svg:y1="2.7cm" svg:x2="1.8cm" svg:y2="4.3cm" draw:start-shape="id1" draw:start-glue-point="2" draw:end-shape="id2" draw:end-glue-point="5" svg:d="m5800 2700c0 1201-4000 402-4000 1600">
          <text:p/>
        </draw:connector>
        <draw:connector draw:style-name="gr2" draw:text-style-name="P1" draw:layer="layout" draw:type="curve" svg:x1="5.8cm" svg:y1="2.7cm" svg:x2="9.8cm" svg:y2="4.3cm" draw:start-shape="id1" draw:start-glue-point="2" draw:end-shape="id3" draw:end-glue-point="5" svg:d="m5800 2700c0 1201 4000 402 4000 1600">
          <text:p/>
        </draw:connector>
        <draw:custom-shape draw:style-name="gr3" draw:text-style-name="P1" xml:id="id4" draw:id="id4" draw:layer="layout" svg:width="3cm" svg:height="3cm" svg:x="0.3cm" svg:y="10.3cm">
          <text:p text:style-name="P1">Stock3</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3cm" svg:height="3cm" svg:x="8.3cm" svg:y="10.3cm">
          <text:p text:style-name="P1">Stock4</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2" draw:id="id2" draw:layer="layout" svg:width="3cm" svg:height="3cm" svg:x="0.3cm" svg:y="4.3cm">
          <text:p text:style-name="P1">Stock1</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3cm" svg:height="3cm" svg:x="8.3cm" svg:y="4.3cm">
          <text:p text:style-name="P1">Stock2</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xml:id="id7" draw:id="id7" draw:layer="layout" svg:width="6cm" svg:height="3cm" svg:x="12.1cm" svg:y="15.9cm">
          <text:p text:style-name="P1"><text:span text:style-name="T1">Classical</text:span></text:p>
          <text:p text:style-name="P1"><text:span text:style-name="T1">Thermal plants</text:span></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curve" svg:x1="1.8cm" svg:y1="7.3cm" svg:x2="1.8cm" svg:y2="10.3cm" draw:start-shape="id2" draw:start-glue-point="7" draw:end-shape="id4" svg:d="m1800 7300v3000">
          <text:p/>
        </draw:connector>
        <draw:connector draw:style-name="gr2" draw:text-style-name="P1" draw:layer="layout" draw:type="curve" svg:x1="1.8cm" svg:y1="7.3cm" svg:x2="9.8cm" svg:y2="10.3cm" draw:start-shape="id2" draw:start-glue-point="7" draw:end-shape="id5" draw:end-glue-point="5" svg:d="m1800 7300c0 2251 8000 752 8000 3000">
          <text:p/>
        </draw:connector>
        <draw:custom-shape draw:style-name="gr5" draw:text-style-name="P3" xml:id="id6" draw:id="id6" draw:layer="layout" svg:width="5cm" svg:height="3cm" svg:x="3.3cm" svg:y="16.3cm">
          <text:p text:style-name="P1"><text:span text:style-name="T2">Electricity</text:span></text:p>
          <text:p text:style-name="P1"><text:span text:style-name="T2">demand</text:span></text:p>
          <draw:enhanced-geometry svg:viewBox="0 0 21600 21600" draw:glue-points="10800 2020 0 10800 10800 19320 21600 10800" draw:text-areas="0 4360 21600 17240" draw:mirror-horizontal="false" draw:mirror-vertical="false"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6" draw:text-style-name="P1" draw:layer="layout" draw:type="curve" draw:line-skew="-1.931cm" svg:x1="1.8cm" svg:y1="7.3cm" svg:x2="5.8cm" svg:y2="16.58cm" draw:start-shape="id2" draw:start-glue-point="7" draw:end-shape="id6" draw:end-glue-point="4" svg:d="m1800 7300c0 3855 4000-785 4000 9280">
          <text:p/>
        </draw:connector>
        <draw:connector draw:style-name="gr7" draw:text-style-name="P1" draw:layer="layout" draw:type="curve" svg:x1="14.725cm" svg:y1="18.9cm" svg:x2="14.725cm" svg:y2="18.9cm" draw:start-shape="id7" draw:start-glue-point="7" draw:end-shape="id7" draw:end-glue-point="7" svg:d="m14725 18900">
          <text:p/>
        </draw:connector>
        <draw:connector draw:style-name="gr6" draw:text-style-name="P1" draw:layer="layout" draw:type="curve" svg:x1="12.1cm" svg:y1="17.775cm" svg:x2="8.3cm" svg:y2="17.8cm" draw:start-shape="id7" draw:start-glue-point="6" draw:end-shape="id6" draw:end-glue-point="7" svg:d="m12100 17775c-2848 0-949 25-3800 25">
          <text:p/>
        </draw:connector>
        <draw:connector draw:style-name="gr6" draw:text-style-name="P1" draw:layer="layout" draw:type="curve" svg:x1="1.8cm" svg:y1="13.3cm" svg:x2="5.8cm" svg:y2="16.58cm" draw:start-shape="id4" draw:start-glue-point="7" draw:end-shape="id6" draw:end-glue-point="4" svg:d="m1800 13300c0 2251 4000 612 4000 3280">
          <text:p/>
        </draw:connector>
        <draw:connector draw:style-name="gr6" draw:text-style-name="P1" draw:layer="layout" draw:type="curve" svg:x1="9.8cm" svg:y1="13.3cm" svg:x2="5.8cm" svg:y2="16.58cm" draw:start-shape="id5" draw:start-glue-point="7" draw:end-shape="id6" draw:end-glue-point="4" svg:d="m9800 13300c0 2251-4000 612-4000 3280">
          <text:p/>
        </draw:connector>
        <draw:connector draw:style-name="gr6" draw:text-style-name="P1" draw:layer="layout" draw:type="curve" draw:line-skew="-1.931cm" svg:x1="9.8cm" svg:y1="7.3cm" svg:x2="5.8cm" svg:y2="16.58cm" draw:start-shape="id3" draw:start-glue-point="7" draw:end-shape="id6" draw:end-glue-point="4" svg:d="m9800 7300c0 3855-4000-785-4000 9280">
          <text:p/>
        </draw:connector>
        <draw:custom-shape draw:style-name="gr8" draw:text-style-name="P1" draw:layer="layout" svg:width="1.1cm" svg:height="1.6cm" svg:x="5.3cm" svg:y="14.4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custom-shape draw:style-name="gr8" draw:text-style-name="P1" draw:layer="layout" svg:width="1.1cm" svg:height="1.6cm" svg:x="9.9cm" svg:y="17.1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connector draw:style-name="gr2" draw:text-style-name="P1" draw:layer="layout" draw:type="curve" svg:x1="1.8cm" svg:y1="13.3cm" svg:x2="0.665cm" svg:y2="16.327cm" draw:start-shape="id4" draw:start-glue-point="7" svg:d="m1800 13300c0 2647-1135 1134-1135 3027">
          <text:p/>
        </draw:connector>
        <draw:connector draw:style-name="gr2" draw:text-style-name="P1" draw:layer="layout" draw:type="curve" svg:x1="9.8cm" svg:y1="13.3cm" svg:x2="10.865cm" svg:y2="16.199cm" draw:start-shape="id5" draw:start-glue-point="7" svg:d="m9800 13300c0 2551 1065 1102 1065 2899">
          <text:p/>
        </draw:connector>
        <draw:connector draw:style-name="gr2" draw:text-style-name="P1" draw:layer="layout" draw:type="curve" svg:x1="9.8cm" svg:y1="7.3cm" svg:x2="9.8cm" svg:y2="10.3cm" draw:start-shape="id3" draw:start-glue-point="7" draw:end-shape="id5" draw:end-glue-point="5" svg:d="m9800 7300v30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18.4cm" fo:page-height="1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5:28:37</meta:creation-date>
    <dc:date>2012-05-14T09:07:09</dc:date>
    <meta:editing-duration>PT48M4S</meta:editing-duration>
    <meta:editing-cycles>11</meta:editing-cycles>
    <meta:generator>LibreOffice/3.4$Unix LibreOffice_project/340m1$Build-402</meta:generator>
    <meta:document-statistic meta:object-count="22"/>
  </office:meta>
</office:document-meta>
</file>